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60000005A05485DBB4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21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8pt" style:font-size-complex="18pt"/>
    </style:style>
    <style:style style:name="P3" style:family="paragraph">
      <style:text-properties fo:color="#000000" style:font-name="Arial2" fo:font-size="15pt" style:font-size-asian="18pt" style:font-size-complex="18pt"/>
    </style:style>
    <style:style style:name="P4" style:family="paragraph">
      <style:text-properties fo:color="#000000" style:font-name="Arial2" fo:font-size="15pt" fo:font-style="normal" style:font-size-asian="18pt" style:font-style-asian="normal" style:font-size-complex="18pt" style:font-style-complex="normal"/>
    </style:style>
    <style:style style:name="P5" style:family="paragraph">
      <style:text-properties fo:color="#000000" style:font-name="Arial2" fo:font-size="14pt" fo:font-style="normal" style:font-size-asian="18pt" style:font-style-asian="normal" style:font-size-complex="18pt" style:font-style-complex="normal"/>
    </style:style>
    <style:style style:name="P6" style:family="paragraph">
      <style:text-properties style:font-name="Arial2" fo:font-size="18pt" style:font-size-asian="24pt" style:font-size-complex="24pt"/>
    </style:style>
    <style:style style:name="T1" style:family="text">
      <style:text-properties fo:color="#000000" style:font-name="Arial2" fo:font-style="italic" style:font-style-asian="italic" style:font-style-complex="italic"/>
    </style:style>
    <style:style style:name="T2" style:family="text">
      <style:text-properties fo:color="#000000" style:font-name="Arial2"/>
    </style:style>
    <style:style style:name="T3" style:family="text">
      <style:text-properties fo:color="#000000" style:font-name="Arial2" fo:font-style="normal" style:font-style-asian="normal" style:font-style-complex="normal"/>
    </style:style>
    <style:style style:name="T4" style:family="text">
      <style:text-properties fo:color="#000000" style:font-name="Arial2" fo:font-size="14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Arial2" fo:font-size="14pt" fo:font-style="italic" style:font-size-asian="18pt" style:font-style-asian="italic" style:font-size-complex="18pt" style:font-style-complex="italic"/>
    </style:style>
    <style:style style:name="T6" style:family="text">
      <style:text-properties fo:color="#000000" style:text-position="-33% 58%" style:font-name="Arial2" fo:font-size="14pt" fo:font-style="normal" style:font-size-asian="18pt" style:font-style-asian="normal" style:font-size-complex="18pt" style:font-style-complex="normal"/>
    </style:style>
    <style:style style:name="T7" style:family="text">
      <style:text-properties style:font-name="Arial2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15.392cm" svg:x="1.634cm" svg:y="2.829cm">
          <draw:image xlink:href="Pictures/1000000000000960000005A05485DBB4.tif" xlink:type="simple" xlink:show="embed" xlink:actuate="onLoad">
            <text:p/>
          </draw:image>
        </draw:frame>
        <draw:frame draw:style-name="gr2" draw:text-style-name="P3" draw:layer="layout" svg:width="4.202cm" svg:height="0.848cm" svg:x="5.697cm" svg:y="3.783cm">
          <draw:text-box>
            <text:p text:style-name="P2"><text:span text:style-name="T1">B. fragilis </text:span><text:span text:style-name="T2">group</text:span></text:p>
          </draw:text-box>
        </draw:frame>
        <draw:frame draw:style-name="gr3" draw:text-style-name="P3" draw:layer="layout" svg:width="4.85cm" svg:height="1.445cm" svg:x="13.568cm" svg:y="3.783cm">
          <draw:text-box>
            <text:p text:style-name="P2"><text:span text:style-name="T1">P. melaninogenica</text:span></text:p>
            <text:p text:style-name="P2"><text:span text:style-name="T2"><text:tab/></text:span><text:span text:style-name="T2"><text:tab/></text:span><text:span text:style-name="T2"> <text:s text:c="2"/></text:span><text:span text:style-name="T2">group</text:span></text:p>
          </draw:text-box>
        </draw:frame>
        <draw:frame draw:style-name="gr3" draw:text-style-name="P3" draw:layer="layout" svg:width="3.867cm" svg:height="0.848cm" svg:x="14.365cm" svg:y="11.428cm">
          <draw:text-box>
            <text:p text:style-name="P2"><text:span text:style-name="T1">P. oralis </text:span><text:span text:style-name="T2">group</text:span></text:p>
          </draw:text-box>
        </draw:frame>
        <draw:frame draw:style-name="gr3" draw:text-style-name="P3" draw:layer="layout" svg:width="3.58cm" svg:height="0.848cm" svg:x="6.361cm" svg:y="11.428cm">
          <draw:text-box>
            <text:p text:style-name="P2"><text:span text:style-name="T1">Dialister </text:span><text:span text:style-name="T3">spp.</text:span></text:p>
          </draw:text-box>
        </draw:frame>
        <draw:frame draw:style-name="gr3" draw:text-style-name="P4" draw:layer="layout" svg:width="1.412cm" svg:height="0.848cm" svg:x="24.324cm" svg:y="3.783cm">
          <draw:text-box>
            <text:p text:style-name="P2"><text:span text:style-name="T3">UCI</text:span></text:p>
          </draw:text-box>
        </draw:frame>
        <draw:frame draw:style-name="gr3" draw:text-style-name="P4" draw:layer="layout" svg:width="1.56cm" svg:height="0.848cm" svg:x="24.298cm" svg:y="11.627cm">
          <draw:text-box>
            <text:p text:style-name="P2"><text:span text:style-name="T3">UCII</text:span></text:p>
          </draw:text-box>
        </draw:frame>
        <draw:frame draw:style-name="gr4" draw:text-style-name="P5" draw:layer="layout" svg:width="4.645cm" svg:height="0.806cm" draw:transform="rotate (1.5707963267949) translate (1.035cm 8.36cm)">
          <draw:text-box>
            <text:p><text:span text:style-name="T4">Frequency (</text:span><text:span text:style-name="T5">n</text:span><text:span text:style-name="T4">)</text:span></text:p>
          </draw:text-box>
        </draw:frame>
        <draw:frame draw:style-name="gr4" draw:text-style-name="P5" draw:layer="layout" svg:width="4.645cm" svg:height="0.806cm" draw:transform="rotate (1.5707963267949) translate (1.036cm 15.961cm)">
          <draw:text-box>
            <text:p><text:span text:style-name="T4">Frequency (</text:span><text:span text:style-name="T5">n</text:span><text:span text:style-name="T4">)</text:span></text:p>
          </draw:text-box>
        </draw:frame>
        <draw:frame draw:style-name="gr5" draw:text-style-name="P5" draw:layer="layout" svg:width="5.312cm" svg:height="0.924cm" svg:x="4.073cm" svg:y="17.986cm">
          <draw:text-box>
            <text:p><text:span text:style-name="T4">Abundance (Log</text:span><text:span text:style-name="T6">10</text:span><text:span text:style-name="T4">)</text:span></text:p>
          </draw:text-box>
        </draw:frame>
        <draw:frame draw:style-name="gr6" draw:text-style-name="P5" draw:layer="layout" svg:width="5.207cm" svg:height="0.924cm" svg:x="12.487cm" svg:y="17.986cm">
          <draw:text-box>
            <text:p><text:span text:style-name="T4">Abundance (Log</text:span><text:span text:style-name="T6">10</text:span><text:span text:style-name="T4">)</text:span></text:p>
          </draw:text-box>
        </draw:frame>
        <draw:frame draw:style-name="gr7" draw:text-style-name="P5" draw:layer="layout" svg:width="5.221cm" svg:height="0.924cm" svg:x="20.782cm" svg:y="17.989cm">
          <draw:text-box>
            <text:p><text:span text:style-name="T4">Abundance (Log</text:span><text:span text:style-name="T6">10</text:span><text:span text:style-name="T4">)</text:span></text:p>
          </draw:text-box>
        </draw:frame>
        <draw:frame draw:style-name="gr3" draw:text-style-name="P6" draw:layer="layout" svg:width="2.826cm" svg:height="0.962cm" svg:x="0.881cm" svg:y="1.923cm">
          <draw:text-box>
            <text:p><text:span text:style-name="T7">Figur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11T15:59:20</meta:creation-date>
    <dc:date>2014-05-29T19:01:08.405875866</dc:date>
    <meta:editing-duration>PT1H20M56S</meta:editing-duration>
    <meta:editing-cycles>98</meta:editing-cycles>
    <meta:generator>LibreOffice/4.2.3.3$Linux_X86_64 LibreOffice_project/420m0$Build-3</meta:generator>
    <meta:document-statistic meta:object-count="13"/>
  </office:meta>
</office:document-meta>
</file>